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NIFFI HANDHELD - PARTS LIST</text:h>
      <text:h text:style-name="Heading_20_3" text:outline-level="3"><text:span text:style-name="Strong_20_Emphasis">Computing &amp; Display</text:span></text:h>
      <text:list text:style-name="L1">
        <text:list-item>
          <text:p text:style-name="P2"><text:span text:style-name="Strong_20_Emphasis">Raspberry Pi 4 - 8GB RAM</text:span> (future-proof for multi-shift data storage) </text:p>
        </text:list-item>
        <text:list-item>
          <text:p text:style-name="P2"><text:span text:style-name="Strong_20_Emphasis">MicroSD Card</text:span> - 64GB or 128GB (for OS and local data storage) </text:p>
        </text:list-item>
        <text:list-item>
          <text:p text:style-name="P2"><text:span text:style-name="Strong_20_Emphasis">4" Touchscreen</text:span> - Capacitive touch, HDMI connection, USB-powered </text:p>
          <text:list>
            <text:list-item>
              <text:p text:style-name="P1">Resolution: TBD (likely 800x480 or 1024x600) </text:p>
            </text:list-item>
          </text:list>
        </text:list-item>
      </text:list>
      <text:h text:style-name="Heading_20_3" text:outline-level="3"><text:span text:style-name="Strong_20_Emphasis">Power System</text:span></text:h>
      <text:list text:style-name="L2">
        <text:list-item>
          <text:p text:style-name="P4"><text:span text:style-name="Strong_20_Emphasis">30,000 mAh USB Battery Pack</text:span> - Multiple USB outputs, 5V </text:p>
        </text:list-item>
        <text:list-item>
          <text:p text:style-name="P3"><text:span text:style-name="Strong_20_Emphasis">USB Hub</text:span> - Powered, at least 4 ports (for GPS, touchscreen power, sensor array, potential expansion) </text:p>
        </text:list-item>
      </text:list>
      <text:h text:style-name="Heading_20_3" text:outline-level="3"><text:span text:style-name="Strong_20_Emphasis">Sensor Array</text:span> (16 sensors total)</text:h>
      <text:list text:style-name="L3">
        <text:list-item>
          <text:p text:style-name="P6"><text:span text:style-name="Strong_20_Emphasis">Custom PCB with Arduino Mega</text:span> - USB Type-B connection to Pi </text:p>
        </text:list-item>
        <text:list-item>
          <text:p text:style-name="P6">SM4 NO2 20 Module </text:p>
        </text:list-item>
        <text:list-item>
          <text:p text:style-name="P6">DHT22 Digital Temperature and Humidity Sensor Module </text:p>
        </text:list-item>
        <text:list-item>
          <text:p text:style-name="P6">MQ-131 High </text:p>
        </text:list-item>
        <text:list-item>
          <text:p text:style-name="P6">MQ-131 Low </text:p>
        </text:list-item>
        <text:list-item>
          <text:p text:style-name="P6">MQ-137 Sensor Module </text:p>
        </text:list-item>
        <text:list-item>
          <text:p text:style-name="P6">ZE08-CH2O Electrochemical Formaldehyde Sensor Module </text:p>
        </text:list-item>
        <text:list-item>
          <text:p text:style-name="P6">MQ-2 Sensor Module </text:p>
        </text:list-item>
        <text:list-item>
          <text:p text:style-name="P6">CJMCU-811 Sensor Co2 </text:p>
        </text:list-item>
        <text:list-item>
          <text:p text:style-name="P6">ZP07 Air Quality Detection Module </text:p>
        </text:list-item>
        <text:list-item>
          <text:p text:style-name="P6">MQ-136 Sensor Module </text:p>
        </text:list-item>
        <text:list-item>
          <text:p text:style-name="P6">ZE03-SO2 Module </text:p>
        </text:list-item>
        <text:list-item>
          <text:p text:style-name="P6">MQ-135 Air Quality Sensor Module </text:p>
        </text:list-item>
        <text:list-item>
          <text:p text:style-name="P6">MQ-4 Methane Gas Sensor </text:p>
        </text:list-item>
        <text:list-item>
          <text:p text:style-name="P6">MQ-6 Gas and Smoke Sensor Module </text:p>
        </text:list-item>
        <text:list-item>
          <text:p text:style-name="P6">MQ-7 Smoke Detection Module </text:p>
        </text:list-item>
        <text:list-item>
          <text:p text:style-name="P5">MQ-8 Methane Gas Sensor Module </text:p>
        </text:list-item>
      </text:list>
      <text:h text:style-name="Heading_20_3" text:outline-level="3"><text:span text:style-name="Strong_20_Emphasis">Airflow System</text:span></text:h>
      <text:list text:style-name="L4">
        <text:list-item>
          <text:p text:style-name="P8"><text:span text:style-name="Strong_20_Emphasis">Two 40mm Fans</text:span> - 5V DC (controlled via MOSFET switch from Pi GPIO) </text:p>
        </text:list-item>
        <text:list-item>
          <text:p text:style-name="P8"><text:span text:style-name="Strong_20_Emphasis">MOSFET Switch Module</text:span> - Same as Patrol (for fan control) </text:p>
        </text:list-item>
        <text:list-item>
          <text:p text:style-name="P8"><text:span text:style-name="Strong_20_Emphasis">Intake Mesh Screen</text:span> - Fine mesh to prevent debris, covers sensor array at narrow end </text:p>
        </text:list-item>
        <text:list-item>
          <text:p text:style-name="P7">Dimensions: 120mm x 240mm sensor array coverage </text:p>
        </text:list-item>
      </text:list>
      <text:h text:style-name="Heading_20_3" text:outline-level="3"><text:span text:style-name="Strong_20_Emphasis">Navigation &amp; Audio</text:span></text:h>
      <text:list text:style-name="L5">
        <text:list-item>
          <text:p text:style-name="P10"><text:span text:style-name="Strong_20_Emphasis">USB GPS Module</text:span> - Same as Patrol unit </text:p>
          <text:list>
            <text:list-item>
              <text:p text:style-name="P10"><text:soft-page-break/>Dimensions: 1.5" x 1.5" x 0.75" </text:p>
            </text:list-item>
            <text:list-item>
              <text:p text:style-name="P10">USB connection with cord for positioning flexibility </text:p>
            </text:list-item>
          </text:list>
        </text:list-item>
        <text:list-item>
          <text:p text:style-name="P9"><text:span text:style-name="Strong_20_Emphasis">3W Speaker</text:span> - 5V powered, diameter TBD (20-28mm typical) </text:p>
        </text:list-item>
      </text:list>
      <text:h text:style-name="Heading_20_3" text:outline-level="3"><text:span text:style-name="Strong_20_Emphasis">Cables &amp; Connections</text:span></text:h>
      <text:list text:style-name="L6">
        <text:list-item>
          <text:p text:style-name="P12"><text:span text:style-name="Strong_20_Emphasis">USB Type-B to USB Type-A Cable</text:span> - For Arduino Mega to Pi connection </text:p>
        </text:list-item>
        <text:list-item>
          <text:p text:style-name="P12"><text:span text:style-name="Strong_20_Emphasis">HDMI Cable</text:span> - Short/right-angle for touchscreen connection </text:p>
        </text:list-item>
        <text:list-item>
          <text:p text:style-name="P12"><text:span text:style-name="Strong_20_Emphasis">USB Power Cables</text:span> - Various lengths for internal component connections </text:p>
        </text:list-item>
        <text:list-item>
          <text:p text:style-name="P11"><text:span text:style-name="Strong_20_Emphasis">GPIO Jumper Wires</text:span> - For MOSFET control connections </text:p>
        </text:list-item>
      </text:list>
      <text:h text:style-name="Heading_20_3" text:outline-level="3"><text:span text:style-name="Strong_20_Emphasis">Mechanical/Housing</text:span></text:h>
      <text:list text:style-name="L7">
        <text:list-item>
          <text:p text:style-name="P14"><text:span text:style-name="Strong_20_Emphasis">Custom Enclosure</text:span> - Egg-shaped, smooth rounded edges </text:p>
          <text:list>
            <text:list-item>
              <text:p text:style-name="P14">Dimensions: ~120mm x 240mm footprint x 2-3" thick (tapered) </text:p>
            </text:list-item>
            <text:list-item>
              <text:p text:style-name="P14">Narrow end: ~2" thick (intake/sensor end) </text:p>
            </text:list-item>
            <text:list-item>
              <text:p text:style-name="P14">Wide end: ~3" thick (exhaust/handle attachment) </text:p>
            </text:list-item>
          </text:list>
        </text:list-item>
        <text:list-item>
          <text:p text:style-name="P14"><text:span text:style-name="Strong_20_Emphasis">Webbing Slots/Loops</text:span> - For K9 vest mounting (hardware TBD) </text:p>
        </text:list-item>
        <text:list-item>
          <text:p text:style-name="P14"><text:span text:style-name="Strong_20_Emphasis">Detachable Handle</text:span> - Clip-on mechanism (design TBD) </text:p>
        </text:list-item>
        <text:list-item>
          <text:p text:style-name="P13"><text:span text:style-name="Strong_20_Emphasis">Power Button</text:span> - Illuminated on/off switch </text:p>
        </text:list-item>
      </text:list>
      <text:h text:style-name="Heading_20_3" text:outline-level="3"><text:span text:style-name="Strong_20_Emphasis">Estimated Dimensions</text:span></text:h>
      <text:list text:style-name="L8">
        <text:list-item>
          <text:p text:style-name="P16"><text:span text:style-name="Strong_20_Emphasis">Overall</text:span>: 240mm (9.4") long x 120mm (4.7") wide </text:p>
        </text:list-item>
        <text:list-item>
          <text:p text:style-name="P16"><text:span text:style-name="Strong_20_Emphasis">Thickness</text:span>: Tapered from 2" (narrow/intake end) to 3" (wide/exhaust end) </text:p>
        </text:list-item>
        <text:list-item>
          <text:p text:style-name="P15"><text:span text:style-name="Strong_20_Emphasis">Weight</text:span>: TBD (depends on battery pack and enclosure material) </text:p>
        </text:list-item>
      </text:list>
      <text:h text:style-name="Heading_20_3" text:outline-level="3"><text:span text:style-name="Strong_20_Emphasis">USB Port Usage Count</text:span></text:h>
      <text:list text:style-name="L9">
        <text:list-item>
          <text:p text:style-name="P18">GPS Module </text:p>
        </text:list-item>
        <text:list-item>
          <text:p text:style-name="P18">Touchscreen (power) </text:p>
        </text:list-item>
        <text:list-item>
          <text:p text:style-name="P18">Sensor Array (Arduino Mega) </text:p>
        </text:list-item>
        <text:list-item>
          <text:p text:style-name="P17"><text:span text:style-name="Emphasis">One spare for future expansion</text:span>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00:14:46.459913210</meta:creation-date>
    <dc:date>2025-11-26T00:15:30.903889717</dc:date>
    <meta:editing-duration>PT45S</meta:editing-duration>
    <meta:editing-cycles>1</meta:editing-cycles>
    <meta:document-statistic meta:table-count="0" meta:image-count="0" meta:object-count="0" meta:page-count="2" meta:paragraph-count="59" meta:word-count="419" meta:character-count="2434" meta:non-whitespace-character-count="2074"/>
    <meta:generator>LibreOffice/24.2.7.2$Linux_X86_64 LibreOffice_project/420$Build-2</meta:generator>
  </office:meta>
</office:document-meta>
</file>